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D000000DDE72A84BF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0mm" svg:height="140mm" svg:x="384.4mm" svg:y="20mm">
            <draw:object draw:notify-on-update-of-ranges="Sheet1.A4:Sheet1.A38 Sheet1.B3:Sheet1.B3 Sheet1.B4:Sheet1.B3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0mm" svg:height="140mm" svg:x="194.6mm" svg:y="20mm">
            <draw:object draw:notify-on-update-of-ranges="Sheet1.E4:Sheet1.E38 Sheet1.F3:Sheet1.F3 Sheet1.F4:Sheet1.F38 Sheet1.G3:Sheet1.G3 Sheet1.G4:Sheet1.G3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.8" calcext:value-type="float">
            <text:p>1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ak^-y</text:p>
          </table:table-cell>
          <table:table-cell table:number-columns-repeated="2"/>
          <table:table-cell office:value-type="string" calcext:value-type="string">
            <text:p>Degre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Predict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$2]*([.A4]^(-[.C$2]))" office:value-type="string" office:string-value="" calcext:value-type="error">
            <text:p>#NUM!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B4]" office:value-type="string" office:string-value="" calcext:value-type="error">
            <text:p>#NUM!</text:p>
          </table:table-cell>
        </table:table-row>
        <table:table-row table:style-name="ro1">
          <table:table-cell table:formula="of:=[.A4]+[.A$2]" office:value-type="float" office:value="1" calcext:value-type="float">
            <text:p>1</text:p>
          </table:table-cell>
          <table:table-cell table:formula="of:=[.B$2]*([.A5]^(-[.C$2]))" office:value-type="float" office:value="1500" calcext:value-type="float">
            <text:p>15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table:formula="of:=[.B5]" office:value-type="float" office:value="1500" calcext:value-type="float">
            <text:p>1500</text:p>
          </table:table-cell>
        </table:table-row>
        <table:table-row table:style-name="ro1">
          <table:table-cell table:formula="of:=[.A5]+[.A$2]" office:value-type="float" office:value="2" calcext:value-type="float">
            <text:p>2</text:p>
          </table:table-cell>
          <table:table-cell table:formula="of:=[.B$2]*([.A6]^(-[.C$2]))" office:value-type="float" office:value="430.761883123888" calcext:value-type="float">
            <text:p>430.7618831239</text:p>
          </table:table-cell>
          <table:table-cell table:number-columns-repeated="2"/>
          <table:table-cell table:formula="of:=[.E5]+1" office:value-type="float" office:value="2" calcext:value-type="float">
            <text:p>2</text:p>
          </table:table-cell>
          <table:table-cell office:value-type="float" office:value="358" calcext:value-type="float">
            <text:p>358</text:p>
          </table:table-cell>
          <table:table-cell table:formula="of:=[.B6]" office:value-type="float" office:value="430.761883123888" calcext:value-type="float">
            <text:p>430.7618831239</text:p>
          </table:table-cell>
        </table:table-row>
        <table:table-row table:style-name="ro1">
          <table:table-cell table:formula="of:=[.A6]+[.A$2]" office:value-type="float" office:value="3" calcext:value-type="float">
            <text:p>3</text:p>
          </table:table-cell>
          <table:table-cell table:formula="of:=[.B$2]*([.A7]^(-[.C$2]))" office:value-type="float" office:value="207.621823269253" calcext:value-type="float">
            <text:p>207.6218232693</text:p>
          </table:table-cell>
          <table:table-cell table:number-columns-repeated="2"/>
          <table:table-cell table:formula="of:=[.E6]+1" office:value-type="float" office:value="3" calcext:value-type="float">
            <text:p>3</text:p>
          </table:table-cell>
          <table:table-cell office:value-type="float" office:value="257" calcext:value-type="float">
            <text:p>257</text:p>
          </table:table-cell>
          <table:table-cell table:formula="of:=[.B7]" office:value-type="float" office:value="207.621823269253" calcext:value-type="float">
            <text:p>207.6218232693</text:p>
          </table:table-cell>
        </table:table-row>
        <table:table-row table:style-name="ro1">
          <table:table-cell table:formula="of:=[.A7]+[.A$2]" office:value-type="float" office:value="4" calcext:value-type="float">
            <text:p>4</text:p>
          </table:table-cell>
          <table:table-cell table:formula="of:=[.B$2]*([.A8]^(-[.C$2]))" office:value-type="float" office:value="123.703866634959" calcext:value-type="float">
            <text:p>123.703866635</text:p>
          </table:table-cell>
          <table:table-cell table:number-columns-repeated="2"/>
          <table:table-cell table:formula="of:=[.E7]+1"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table:formula="of:=[.B8]" office:value-type="float" office:value="123.703866634959" calcext:value-type="float">
            <text:p>123.703866635</text:p>
          </table:table-cell>
        </table:table-row>
        <table:table-row table:style-name="ro1">
          <table:table-cell table:formula="of:=[.A8]+[.A$2]" office:value-type="float" office:value="5" calcext:value-type="float">
            <text:p>5</text:p>
          </table:table-cell>
          <table:table-cell table:formula="of:=[.B$2]*([.A9]^(-[.C$2]))" office:value-type="float" office:value="82.7837796876729" calcext:value-type="float">
            <text:p>82.7837796877</text:p>
          </table:table-cell>
          <table:table-cell table:number-columns-repeated="2"/>
          <table:table-cell table:formula="of:=[.E8]+1"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table:formula="of:=[.B9]" office:value-type="float" office:value="82.7837796876729" calcext:value-type="float">
            <text:p>82.7837796877</text:p>
          </table:table-cell>
        </table:table-row>
        <table:table-row table:style-name="ro1">
          <table:table-cell table:formula="of:=[.A9]+[.A$2]" office:value-type="float" office:value="6" calcext:value-type="float">
            <text:p>6</text:p>
          </table:table-cell>
          <table:table-cell table:formula="of:=[.B$2]*([.A10]^(-[.C$2]))" office:value-type="float" office:value="59.623711712719" calcext:value-type="float">
            <text:p>59.6237117127</text:p>
          </table:table-cell>
          <table:table-cell table:number-columns-repeated="2"/>
          <table:table-cell table:formula="of:=[.E9]+1"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B10]" office:value-type="float" office:value="59.623711712719" calcext:value-type="float">
            <text:p>59.6237117127</text:p>
          </table:table-cell>
        </table:table-row>
        <table:table-row table:style-name="ro1">
          <table:table-cell table:formula="of:=[.A10]+[.A$2]" office:value-type="float" office:value="7" calcext:value-type="float">
            <text:p>7</text:p>
          </table:table-cell>
          <table:table-cell table:formula="of:=[.B$2]*([.A11]^(-[.C$2]))" office:value-type="float" office:value="45.1767294365679" calcext:value-type="float">
            <text:p>45.1767294366</text:p>
          </table:table-cell>
          <table:table-cell table:number-columns-repeated="2"/>
          <table:table-cell table:formula="of:=[.E10]+1"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table:formula="of:=[.B11]" office:value-type="float" office:value="45.1767294365679" calcext:value-type="float">
            <text:p>45.1767294366</text:p>
          </table:table-cell>
        </table:table-row>
        <table:table-row table:style-name="ro1">
          <table:table-cell table:formula="of:=[.A11]+[.A$2]" office:value-type="float" office:value="8" calcext:value-type="float">
            <text:p>8</text:p>
          </table:table-cell>
          <table:table-cell table:formula="of:=[.B$2]*([.A12]^(-[.C$2]))" office:value-type="float" office:value="35.5246070275874" calcext:value-type="float">
            <text:p>35.5246070276</text:p>
          </table:table-cell>
          <table:table-cell table:number-columns-repeated="2"/>
          <table:table-cell table:formula="of:=[.E11]+1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formula="of:=[.B12]" office:value-type="float" office:value="35.5246070275874" calcext:value-type="float">
            <text:p>35.5246070276</text:p>
          </table:table-cell>
        </table:table-row>
        <table:table-row table:style-name="ro1">
          <table:table-cell table:formula="of:=[.A12]+[.A$2]" office:value-type="float" office:value="9" calcext:value-type="float">
            <text:p>9</text:p>
          </table:table-cell>
          <table:table-cell table:formula="of:=[.B$2]*([.A13]^(-[.C$2]))" office:value-type="float" office:value="28.7378809984326" calcext:value-type="float">
            <text:p>28.7378809984</text:p>
          </table:table-cell>
          <table:table-cell table:number-columns-repeated="2"/>
          <table:table-cell table:formula="of:=[.E12]+1"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formula="of:=[.B13]" office:value-type="float" office:value="28.7378809984326" calcext:value-type="float">
            <text:p>28.7378809984</text:p>
          </table:table-cell>
        </table:table-row>
        <table:table-row table:style-name="ro1">
          <table:table-cell table:formula="of:=[.A13]+[.A$2]" office:value-type="float" office:value="10" calcext:value-type="float">
            <text:p>10</text:p>
          </table:table-cell>
          <table:table-cell table:formula="of:=[.B$2]*([.A14]^(-[.C$2]))" office:value-type="float" office:value="23.7733978869167" calcext:value-type="float">
            <text:p>23.7733978869</text:p>
          </table:table-cell>
          <table:table-cell table:number-columns-repeated="2"/>
          <table:table-cell table:formula="of:=[.E13]+1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14]" office:value-type="float" office:value="23.7733978869167" calcext:value-type="float">
            <text:p>23.7733978869</text:p>
          </table:table-cell>
        </table:table-row>
        <table:table-row table:style-name="ro1">
          <table:table-cell table:formula="of:=[.A14]+[.A$2]" office:value-type="float" office:value="11" calcext:value-type="float">
            <text:p>11</text:p>
          </table:table-cell>
          <table:table-cell table:formula="of:=[.B$2]*([.A15]^(-[.C$2]))" office:value-type="float" office:value="20.0255487545725" calcext:value-type="float">
            <text:p>20.0255487546</text:p>
          </table:table-cell>
          <table:table-cell table:number-columns-repeated="2"/>
          <table:table-cell table:formula="of:=[.E14]+1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B15]" office:value-type="float" office:value="20.0255487545725" calcext:value-type="float">
            <text:p>20.0255487546</text:p>
          </table:table-cell>
        </table:table-row>
        <table:table-row table:style-name="ro1">
          <table:table-cell table:formula="of:=[.A15]+[.A$2]" office:value-type="float" office:value="12" calcext:value-type="float">
            <text:p>12</text:p>
          </table:table-cell>
          <table:table-cell table:formula="of:=[.B$2]*([.A16]^(-[.C$2]))" office:value-type="float" office:value="17.1224148908044" calcext:value-type="float">
            <text:p>17.1224148908</text:p>
          </table:table-cell>
          <table:table-cell table:number-columns-repeated="2"/>
          <table:table-cell table:formula="of:=[.E15]+1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B16]" office:value-type="float" office:value="17.1224148908044" calcext:value-type="float">
            <text:p>17.1224148908</text:p>
          </table:table-cell>
        </table:table-row>
        <table:table-row table:style-name="ro1">
          <table:table-cell table:formula="of:=[.A16]+[.A$2]" office:value-type="float" office:value="13" calcext:value-type="float">
            <text:p>13</text:p>
          </table:table-cell>
          <table:table-cell table:formula="of:=[.B$2]*([.A17]^(-[.C$2]))" office:value-type="float" office:value="14.8249495769362" calcext:value-type="float">
            <text:p>14.8249495769</text:p>
          </table:table-cell>
          <table:table-cell table:number-columns-repeated="2"/>
          <table:table-cell table:formula="of:=[.E16]+1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B17]" office:value-type="float" office:value="14.8249495769362" calcext:value-type="float">
            <text:p>14.8249495769</text:p>
          </table:table-cell>
        </table:table-row>
        <table:table-row table:style-name="ro1">
          <table:table-cell table:formula="of:=[.A17]+[.A$2]" office:value-type="float" office:value="14" calcext:value-type="float">
            <text:p>14</text:p>
          </table:table-cell>
          <table:table-cell table:formula="of:=[.B$2]*([.A18]^(-[.C$2]))" office:value-type="float" office:value="12.9736086969829" calcext:value-type="float">
            <text:p>12.973608697</text:p>
          </table:table-cell>
          <table:table-cell table:number-columns-repeated="2"/>
          <table:table-cell table:formula="of:=[.E17]+1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B18]" office:value-type="float" office:value="12.9736086969829" calcext:value-type="float">
            <text:p>12.973608697</text:p>
          </table:table-cell>
        </table:table-row>
        <table:table-row table:style-name="ro1">
          <table:table-cell table:formula="of:=[.A18]+[.A$2]" office:value-type="float" office:value="15" calcext:value-type="float">
            <text:p>15</text:p>
          </table:table-cell>
          <table:table-cell table:formula="of:=[.B$2]*([.A19]^(-[.C$2]))" office:value-type="float" office:value="11.4584795172499" calcext:value-type="float">
            <text:p>11.4584795172</text:p>
          </table:table-cell>
          <table:table-cell table:number-columns-repeated="2"/>
          <table:table-cell table:formula="of:=[.E18]+1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B19]" office:value-type="float" office:value="11.4584795172499" calcext:value-type="float">
            <text:p>11.4584795172</text:p>
          </table:table-cell>
        </table:table-row>
        <table:table-row table:style-name="ro1">
          <table:table-cell table:formula="of:=[.A19]+[.A$2]" office:value-type="float" office:value="16" calcext:value-type="float">
            <text:p>16</text:p>
          </table:table-cell>
          <table:table-cell table:formula="of:=[.B$2]*([.A20]^(-[.C$2]))" office:value-type="float" office:value="10.2017644136265" calcext:value-type="float">
            <text:p>10.2017644136</text:p>
          </table:table-cell>
          <table:table-cell table:number-columns-repeated="2"/>
          <table:table-cell table:formula="of:=[.E19]+1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B20]" office:value-type="float" office:value="10.2017644136265" calcext:value-type="float">
            <text:p>10.2017644136</text:p>
          </table:table-cell>
        </table:table-row>
        <table:table-row table:style-name="ro1">
          <table:table-cell table:formula="of:=[.A20]+[.A$2]" office:value-type="float" office:value="17" calcext:value-type="float">
            <text:p>17</text:p>
          </table:table-cell>
          <table:table-cell table:formula="of:=[.B$2]*([.A21]^(-[.C$2]))" office:value-type="float" office:value="9.14709523096358" calcext:value-type="float">
            <text:p>9.147095231</text:p>
          </table:table-cell>
          <table:table-cell table:number-columns-repeated="2"/>
          <table:table-cell table:formula="of:=[.E20]+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B21]" office:value-type="float" office:value="9.14709523096358" calcext:value-type="float">
            <text:p>9.147095231</text:p>
          </table:table-cell>
        </table:table-row>
        <table:table-row table:style-name="ro1">
          <table:table-cell table:formula="of:=[.A21]+[.A$2]" office:value-type="float" office:value="18" calcext:value-type="float">
            <text:p>18</text:p>
          </table:table-cell>
          <table:table-cell table:formula="of:=[.B$2]*([.A22]^(-[.C$2]))" office:value-type="float" office:value="8.25278915725001" calcext:value-type="float">
            <text:p>8.2527891573</text:p>
          </table:table-cell>
          <table:table-cell table:number-columns-repeated="2"/>
          <table:table-cell table:formula="of:=[.E21]+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B22]" office:value-type="float" office:value="8.25278915725001" calcext:value-type="float">
            <text:p>8.2527891573</text:p>
          </table:table-cell>
        </table:table-row>
        <table:table-row table:style-name="ro1">
          <table:table-cell table:formula="of:=[.A22]+[.A$2]" office:value-type="float" office:value="19" calcext:value-type="float">
            <text:p>19</text:p>
          </table:table-cell>
          <table:table-cell table:formula="of:=[.B$2]*([.A23]^(-[.C$2]))" office:value-type="float" office:value="7.48746451793826" calcext:value-type="float">
            <text:p>7.4874645179</text:p>
          </table:table-cell>
          <table:table-cell table:number-columns-repeated="2"/>
          <table:table-cell table:formula="of:=[.E22]+1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table:formula="of:=[.B23]" office:value-type="float" office:value="7.48746451793826" calcext:value-type="float">
            <text:p>7.4874645179</text:p>
          </table:table-cell>
        </table:table-row>
        <table:table-row table:style-name="ro1">
          <table:table-cell table:formula="of:=[.A23]+[.A$2]" office:value-type="float" office:value="20" calcext:value-type="float">
            <text:p>20</text:p>
          </table:table-cell>
          <table:table-cell table:formula="of:=[.B$2]*([.A24]^(-[.C$2]))" office:value-type="float" office:value="6.8271157613478" calcext:value-type="float">
            <text:p>6.8271157613</text:p>
          </table:table-cell>
          <table:table-cell table:number-columns-repeated="2"/>
          <table:table-cell table:formula="of:=[.E23]+1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B24]" office:value-type="float" office:value="6.8271157613478" calcext:value-type="float">
            <text:p>6.8271157613</text:p>
          </table:table-cell>
        </table:table-row>
        <table:table-row table:style-name="ro1">
          <table:table-cell table:formula="of:=[.A24]+[.A$2]" office:value-type="float" office:value="21" calcext:value-type="float">
            <text:p>21</text:p>
          </table:table-cell>
          <table:table-cell table:formula="of:=[.B$2]*([.A25]^(-[.C$2]))" office:value-type="float" office:value="6.25311662330797" calcext:value-type="float">
            <text:p>6.2531166233</text:p>
          </table:table-cell>
          <table:table-cell table:number-columns-repeated="2"/>
          <table:table-cell table:formula="of:=[.E24]+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B25]" office:value-type="float" office:value="6.25311662330797" calcext:value-type="float">
            <text:p>6.2531166233</text:p>
          </table:table-cell>
        </table:table-row>
        <table:table-row table:style-name="ro1">
          <table:table-cell table:formula="of:=[.A25]+[.A$2]" office:value-type="float" office:value="22" calcext:value-type="float">
            <text:p>22</text:p>
          </table:table-cell>
          <table:table-cell table:formula="of:=[.B$2]*([.A26]^(-[.C$2]))" office:value-type="float" office:value="5.75082872807258" calcext:value-type="float">
            <text:p>5.7508287281</text:p>
          </table:table-cell>
          <table:table-cell table:number-columns-repeated="2"/>
          <table:table-cell table:formula="of:=[.E25]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B26]" office:value-type="float" office:value="5.75082872807258" calcext:value-type="float">
            <text:p>5.7508287281</text:p>
          </table:table-cell>
        </table:table-row>
        <table:table-row table:style-name="ro1">
          <table:table-cell table:formula="of:=[.A26]+[.A$2]" office:value-type="float" office:value="23" calcext:value-type="float">
            <text:p>23</text:p>
          </table:table-cell>
          <table:table-cell table:formula="of:=[.B$2]*([.A27]^(-[.C$2]))" office:value-type="float" office:value="5.30861407529733" calcext:value-type="float">
            <text:p>5.3086140753</text:p>
          </table:table-cell>
          <table:table-cell table:number-columns-repeated="2"/>
          <table:table-cell table:formula="of:=[.E26]+1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B27]" office:value-type="float" office:value="5.30861407529733" calcext:value-type="float">
            <text:p>5.3086140753</text:p>
          </table:table-cell>
        </table:table-row>
        <table:table-row table:style-name="ro1">
          <table:table-cell table:formula="of:=[.A27]+[.A$2]" office:value-type="float" office:value="24" calcext:value-type="float">
            <text:p>24</text:p>
          </table:table-cell>
          <table:table-cell table:formula="of:=[.B$2]*([.A28]^(-[.C$2]))" office:value-type="float" office:value="4.91712245466095" calcext:value-type="float">
            <text:p>4.9171224547</text:p>
          </table:table-cell>
          <table:table-cell table:number-columns-repeated="2"/>
          <table:table-cell table:formula="of:=[.E27]+1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B28]" office:value-type="float" office:value="4.91712245466095" calcext:value-type="float">
            <text:p>4.9171224547</text:p>
          </table:table-cell>
        </table:table-row>
        <table:table-row table:style-name="ro1">
          <table:table-cell table:formula="of:=[.A28]+[.A$2]" office:value-type="float" office:value="25" calcext:value-type="float">
            <text:p>25</text:p>
          </table:table-cell>
          <table:table-cell table:formula="of:=[.B$2]*([.A29]^(-[.C$2]))" office:value-type="float" office:value="4.56876945291811" calcext:value-type="float">
            <text:p>4.5687694529</text:p>
          </table:table-cell>
          <table:table-cell table:number-columns-repeated="2"/>
          <table:table-cell table:formula="of:=[.E28]+1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B29]" office:value-type="float" office:value="4.56876945291811" calcext:value-type="float">
            <text:p>4.5687694529</text:p>
          </table:table-cell>
        </table:table-row>
        <table:table-row table:style-name="ro1">
          <table:table-cell table:formula="of:=[.A29]+[.A$2]" office:value-type="float" office:value="26" calcext:value-type="float">
            <text:p>26</text:p>
          </table:table-cell>
          <table:table-cell table:formula="of:=[.B$2]*([.A30]^(-[.C$2]))" office:value-type="float" office:value="4.25734879798515" calcext:value-type="float">
            <text:p>4.257348798</text:p>
          </table:table-cell>
          <table:table-cell table:number-columns-repeated="2"/>
          <table:table-cell table:formula="of:=[.E29]+1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B30]" office:value-type="float" office:value="4.25734879798515" calcext:value-type="float">
            <text:p>4.257348798</text:p>
          </table:table-cell>
        </table:table-row>
        <table:table-row table:style-name="ro1">
          <table:table-cell table:formula="of:=[.A30]+[.A$2]" office:value-type="float" office:value="27" calcext:value-type="float">
            <text:p>27</text:p>
          </table:table-cell>
          <table:table-cell table:formula="of:=[.B$2]*([.A31]^(-[.C$2]))" office:value-type="float" office:value="3.97774083319293" calcext:value-type="float">
            <text:p>3.9777408332</text:p>
          </table:table-cell>
          <table:table-cell table:number-columns-repeated="2"/>
          <table:table-cell table:formula="of:=[.E30]+1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B31]" office:value-type="float" office:value="3.97774083319293" calcext:value-type="float">
            <text:p>3.9777408332</text:p>
          </table:table-cell>
        </table:table-row>
        <table:table-row table:style-name="ro1">
          <table:table-cell table:formula="of:=[.A31]+[.A$2]" office:value-type="float" office:value="28" calcext:value-type="float">
            <text:p>28</text:p>
          </table:table-cell>
          <table:table-cell table:formula="of:=[.B$2]*([.A32]^(-[.C$2]))" office:value-type="float" office:value="3.72569074214988" calcext:value-type="float">
            <text:p>3.7256907421</text:p>
          </table:table-cell>
          <table:table-cell table:number-columns-repeated="2"/>
          <table:table-cell table:formula="of:=[.E31]+1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B32]" office:value-type="float" office:value="3.72569074214988" calcext:value-type="float">
            <text:p>3.7256907421</text:p>
          </table:table-cell>
        </table:table-row>
        <table:table-row table:style-name="ro1">
          <table:table-cell table:formula="of:=[.A32]+[.A$2]" office:value-type="float" office:value="29" calcext:value-type="float">
            <text:p>29</text:p>
          </table:table-cell>
          <table:table-cell table:formula="of:=[.B$2]*([.A33]^(-[.C$2]))" office:value-type="float" office:value="3.49763803350989" calcext:value-type="float">
            <text:p>3.4976380335</text:p>
          </table:table-cell>
          <table:table-cell table:number-columns-repeated="2"/>
          <table:table-cell table:formula="of:=[.E32]+1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B33]" office:value-type="float" office:value="3.49763803350989" calcext:value-type="float">
            <text:p>3.4976380335</text:p>
          </table:table-cell>
        </table:table-row>
        <table:table-row table:style-name="ro1">
          <table:table-cell table:formula="of:=[.A33]+[.A$2]" office:value-type="float" office:value="30" calcext:value-type="float">
            <text:p>30</text:p>
          </table:table-cell>
          <table:table-cell table:formula="of:=[.B$2]*([.A34]^(-[.C$2]))" office:value-type="float" office:value="3.29058414305803" calcext:value-type="float">
            <text:p>3.2905841431</text:p>
          </table:table-cell>
          <table:table-cell table:number-columns-repeated="2"/>
          <table:table-cell table:formula="of:=[.E33]+1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34]" office:value-type="float" office:value="3.29058414305803" calcext:value-type="float">
            <text:p>3.2905841431</text:p>
          </table:table-cell>
        </table:table-row>
        <table:table-row table:style-name="ro1">
          <table:table-cell table:formula="of:=[.A34]+[.A$2]" office:value-type="float" office:value="31" calcext:value-type="float">
            <text:p>31</text:p>
          </table:table-cell>
          <table:table-cell table:formula="of:=[.B$2]*([.A35]^(-[.C$2]))" office:value-type="float" office:value="3.10198869094348" calcext:value-type="float">
            <text:p>3.1019886909</text:p>
          </table:table-cell>
          <table:table-cell table:number-columns-repeated="2"/>
          <table:table-cell table:formula="of:=[.E34]+1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B35]" office:value-type="float" office:value="3.10198869094348" calcext:value-type="float">
            <text:p>3.1019886909</text:p>
          </table:table-cell>
        </table:table-row>
        <table:table-row table:style-name="ro1">
          <table:table-cell table:formula="of:=[.A35]+[.A$2]" office:value-type="float" office:value="32" calcext:value-type="float">
            <text:p>32</text:p>
          </table:table-cell>
          <table:table-cell table:formula="of:=[.B$2]*([.A36]^(-[.C$2]))" office:value-type="float" office:value="2.9296875" calcext:value-type="float">
            <text:p>2.9296875</text:p>
          </table:table-cell>
          <table:table-cell table:number-columns-repeated="2"/>
          <table:table-cell table:formula="of:=[.E35]+1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B36]" office:value-type="float" office:value="2.9296875" calcext:value-type="float">
            <text:p>2.9296875</text:p>
          </table:table-cell>
        </table:table-row>
        <table:table-row table:style-name="ro1">
          <table:table-cell table:formula="of:=[.A36]+[.A$2]" office:value-type="float" office:value="33" calcext:value-type="float">
            <text:p>33</text:p>
          </table:table-cell>
          <table:table-cell table:formula="of:=[.B$2]*([.A37]^(-[.C$2]))" office:value-type="float" office:value="2.7718272962611" calcext:value-type="float">
            <text:p>2.7718272963</text:p>
          </table:table-cell>
          <table:table-cell table:number-columns-repeated="2"/>
          <table:table-cell table:formula="of:=[.E36]+1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B37]" office:value-type="float" office:value="2.7718272962611" calcext:value-type="float">
            <text:p>2.7718272963</text:p>
          </table:table-cell>
        </table:table-row>
        <table:table-row table:style-name="ro1">
          <table:table-cell table:formula="of:=[.A37]+[.A$2]" office:value-type="float" office:value="34" calcext:value-type="float">
            <text:p>34</text:p>
          </table:table-cell>
          <table:table-cell table:formula="of:=[.B$2]*([.A38]^(-[.C$2]))" office:value-type="float" office:value="2.62681331120227" calcext:value-type="float">
            <text:p>2.6268133112</text:p>
          </table:table-cell>
          <table:table-cell table:number-columns-repeated="2"/>
          <table:table-cell table:formula="of:=[.E37]+1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[.B38]" office:value-type="float" office:value="2.62681331120227" calcext:value-type="float">
            <text:p>2.6268133112</text:p>
          </table:table-cell>
        </table:table-row>
        <table:table-row table:style-name="ro1">
          <table:table-cell table:formula="of:=[.A38]+[.A$2]" office:value-type="float" office:value="35" calcext:value-type="float">
            <text:p>35</text:p>
          </table:table-cell>
          <table:table-cell table:formula="of:=[.B$2]*([.A39]^(-[.C$2]))" office:value-type="float" office:value="2.49326694445763" calcext:value-type="float">
            <text:p>2.4932669445</text:p>
          </table:table-cell>
          <table:table-cell table:number-columns-repeated="5"/>
        </table:table-row>
        <table:table-row table:style-name="ro1">
          <table:table-cell table:formula="of:=[.A39]+[.A$2]" office:value-type="float" office:value="36" calcext:value-type="float">
            <text:p>36</text:p>
          </table:table-cell>
          <table:table-cell table:formula="of:=[.B$2]*([.A40]^(-[.C$2]))" office:value-type="float" office:value="2.36999133226761" calcext:value-type="float">
            <text:p>2.3699913323</text:p>
          </table:table-cell>
          <table:table-cell table:number-columns-repeated="5"/>
        </table:table-row>
        <table:table-row table:style-name="ro1">
          <table:table-cell table:formula="of:=[.A40]+[.A$2]" office:value-type="float" office:value="37" calcext:value-type="float">
            <text:p>37</text:p>
          </table:table-cell>
          <table:table-cell table:formula="of:=[.B$2]*([.A41]^(-[.C$2]))" office:value-type="float" office:value="2.25594317364337" calcext:value-type="float">
            <text:p>2.255943173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1">00/00/0000</text:date>, <text:time style:data-style-name="N2" text:time-value="18:10:13.1875214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4:27:03.163399086</meta:creation-date>
    <dc:date>2015-11-01T18:11:08.149435202</dc:date>
    <meta:editing-duration>PT43M50S</meta:editing-duration>
    <meta:editing-cycles>13</meta:editing-cycles>
    <meta:generator>LibreOffice/4.4.2.2$Linux_X86_64 LibreOffice_project/40m0$Build-2</meta:generator>
    <meta:document-statistic meta:table-count="1" meta:cell-count="19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terpolation="b-spline" chart:include-hidden-cells="false" chart:auto-position="true" chart:auto-size="true" chart:treat-empty-cells="leave-gap" chart:spline-resolution="4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aximum="500" chart:origin="0" chart:interval-major="20" chart:interval-minor-divisor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1cm" svg:stroke-color="#cc3300" draw:fill-color="#cc33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001cm" svg:height="14.001cm" xlink:href=".." xlink:type="simple" chart:class="chart:line" chart:style-name="ch1">
        <chart:plot-area chart:style-name="ch2" table:cell-range-address="Sheet1.A4:Sheet1.B38 Sheet1.B3:Sheet1.B3" chart:data-source-has-labels="both" svg:x="0.36cm" svg:y="0.28cm" svg:width="17.281cm" svg:height="13.441cm">
          <chartooo:coordinate-region svg:x="0.981cm" svg:y="0.479cm" svg:width="16.287cm" svg:height="12.595cm"/>
          <chart:axis chart:dimension="x" chart:name="primary-x" chart:style-name="ch3" chartooo:axis-type="auto">
            <chartooo:date-scale/>
            <chart:categories table:cell-range-address="Sheet1.A4:Sheet1.A38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eet1.B4:Sheet1.B38" chart:label-cell-address="Sheet1.B3:Sheet1.B3" chart:class="chart:line"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k^-y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4:Sheet1.A38</svg:desc>
                </draw:g>
              </table:table-cell>
              <table:table-cell office:value-type="float" office:value="NaN">
                <text:p>NaN</text:p>
                <draw:g>
                  <svg:desc>Sheet1.B4:Sheet1.B3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30.761883123888">
                <text:p>430.76188312388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07.621823269253">
                <text:p>207.62182326925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23.703866634959">
                <text:p>123.70386663495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82.7837796876729">
                <text:p>82.783779687672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9.623711712719">
                <text:p>59.62371171271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5.1767294365679">
                <text:p>45.176729436567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5.5246070275874">
                <text:p>35.524607027587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8.7378809984326">
                <text:p>28.73788099843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.7733978869167">
                <text:p>23.773397886916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0.0255487545725">
                <text:p>20.025548754572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7.1224148908044">
                <text:p>17.122414890804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4.8249495769362">
                <text:p>14.824949576936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.9736086969829">
                <text:p>12.973608696982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1.4584795172499">
                <text:p>11.458479517249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2017644136265">
                <text:p>10.201764413626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9.14709523096358">
                <text:p>9.1470952309635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8.25278915725001">
                <text:p>8.2527891572500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.48746451793826">
                <text:p>7.4874645179382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8271157613478">
                <text:p>6.827115761347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.25311662330797">
                <text:p>6.2531166233079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5.75082872807258">
                <text:p>5.7508287280725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5.30861407529733">
                <text:p>5.3086140752973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.91712245466095">
                <text:p>4.9171224546609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4.56876945291811">
                <text:p>4.5687694529181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4.25734879798515">
                <text:p>4.2573487979851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.97774083319293">
                <text:p>3.9777408331929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.72569074214988">
                <text:p>3.7256907421498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.49763803350989">
                <text:p>3.4976380335098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.29058414305803">
                <text:p>3.2905841430580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.10198869094348">
                <text:p>3.1019886909434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9296875">
                <text:p>2.929687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.7718272962611">
                <text:p>2.771827296261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.62681331120227">
                <text:p>2.626813311202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terpolation="b-spline" chart:symbol-type="automatic" chart:include-hidden-cells="false" chart:auto-position="true" chart:auto-size="true" chart:treat-empty-cells="leave-gap" chart:spline-resolution="4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aximum="500" chart:origin="0" chart:interval-major="2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circle" chart:symbol-width="0.15cm" chart:symbol-height="0.15cm" chart:link-data-style-to-source="true">
        <chart:symbol-image xlink:href="Pictures/2000000A000000DD000000DDE72A84BF.svm" xlink:type="simple" xlink:actuate="onLoad"/>
      </style:chart-properties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-dash="Fine_20_Dashed" svg:stroke-width="0.08cm" svg:stroke-color="#ff420e" svg:stroke-opacity="50%" draw:fill-color="#ff420e" draw:opacity="50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01cm" svg:height="14.001cm" xlink:href=".." xlink:type="simple" chart:class="chart:line" chart:style-name="ch1">
        <chart:plot-area chart:style-name="ch2" table:cell-range-address="Sheet1.E4:Sheet1.G38 Sheet1.F3:Sheet1.G3" chart:data-source-has-labels="both" svg:x="0.36cm" svg:y="0.28cm" svg:width="17.281cm" svg:height="13.441cm">
          <chartooo:coordinate-region svg:x="0.981cm" svg:y="0.479cm" svg:width="16.287cm" svg:height="12.595cm"/>
          <chart:axis chart:dimension="x" chart:name="primary-x" chart:style-name="ch3" chartooo:axis-type="auto">
            <chartooo:date-scale/>
            <chart:categories table:cell-range-address="Sheet1.E4:Sheet1.E38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eet1.F4:Sheet1.F38" chart:label-cell-address="Sheet1.F3:Sheet1.F3" chart:class="chart:line">
            <chart:data-point chart:repeated="35"/>
          </chart:series>
          <chart:series chart:style-name="ch7" chart:values-cell-range-address="Sheet1.G4:Sheet1.G38" chart:label-cell-address="Sheet1.G3:Sheet1.G3" chart:class="chart:line"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Sheet1.F3:Sheet1.F3</svg:desc>
                </draw:g>
              </table:table-cell>
              <table:table-cell office:value-type="string">
                <text:p>Predicted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E4:Sheet1.E38</svg:desc>
                </draw:g>
              </table:table-cell>
              <table:table-cell office:value-type="float" office:value="NaN">
                <text:p>NaN</text:p>
                <draw:g>
                  <svg:desc>Sheet1.F4:Sheet1.F38</svg:desc>
                </draw:g>
              </table:table-cell>
              <table:table-cell office:value-type="float" office:value="NaN">
                <text:p>NaN</text:p>
                <draw:g>
                  <svg:desc>Sheet1.G4:Sheet1.G3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35">
                <text:p>435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58">
                <text:p>358</text:p>
              </table:table-cell>
              <table:table-cell office:value-type="float" office:value="430.761883123888">
                <text:p>430.76188312388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57">
                <text:p>257</text:p>
              </table:table-cell>
              <table:table-cell office:value-type="float" office:value="207.621823269253">
                <text:p>207.62182326925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80">
                <text:p>180</text:p>
              </table:table-cell>
              <table:table-cell office:value-type="float" office:value="123.703866634959">
                <text:p>123.70386663495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8">
                <text:p>98</text:p>
              </table:table-cell>
              <table:table-cell office:value-type="float" office:value="82.7837796876729">
                <text:p>82.783779687672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59.623711712719">
                <text:p>59.62371171271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45.1767294365679">
                <text:p>45.176729436567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35.5246070275874">
                <text:p>35.524607027587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6">
                <text:p>46</text:p>
              </table:table-cell>
              <table:table-cell office:value-type="float" office:value="28.7378809984326">
                <text:p>28.73788099843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3.7733978869167">
                <text:p>23.773397886916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0.0255487545725">
                <text:p>20.025548754572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7.1224148908044">
                <text:p>17.122414890804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4.8249495769362">
                <text:p>14.824949576936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2.9736086969829">
                <text:p>12.973608696982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11.4584795172499">
                <text:p>11.458479517249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0.2017644136265">
                <text:p>10.201764413626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9.14709523096358">
                <text:p>9.1470952309635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8.25278915725001">
                <text:p>8.2527891572500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7.48746451793826">
                <text:p>7.4874645179382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6.8271157613478">
                <text:p>6.827115761347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6.25311662330797">
                <text:p>6.2531166233079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5.75082872807258">
                <text:p>5.7508287280725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5.30861407529733">
                <text:p>5.3086140752973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4.91712245466095">
                <text:p>4.9171224546609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4.56876945291811">
                <text:p>4.5687694529181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4.25734879798515">
                <text:p>4.2573487979851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3.97774083319293">
                <text:p>3.9777408331929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3.72569074214988">
                <text:p>3.7256907421498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3.49763803350989">
                <text:p>3.4976380335098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3.29058414305803">
                <text:p>3.2905841430580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3.10198869094348">
                <text:p>3.1019886909434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.9296875">
                <text:p>2.929687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.7718272962611">
                <text:p>2.771827296261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2.62681331120227">
                <text:p>2.626813311202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